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c66f4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Usa un elemento ___ componible para mostrar una imagen.</text:p>
      <text:p text:style-name="Standard"/>
      <text:p text:style-name="Standard">Botón</text:p>
      <text:p text:style-name="Standard"/>
      <text:p text:style-name="Standard">Texto</text:p>
      <text:p text:style-name="Standard"/>
      <text:p text:style-name="P1">Imagen</text:p>
      <text:p text:style-name="Standard"/>
      <text:p text:style-name="Standard">Ícono</text:p>
      <text:p text:style-name="Standard"/>
      <text:p text:style-name="P2"><text:span text:style-name="T1">2. </text:span>Alignment.Center centra los componentes de la IU de manera horizontal y vertical.</text:p>
      <text:p text:style-name="Standard"/>
      <text:p text:style-name="P1">Verdadero</text:p>
      <text:p text:style-name="Standard"/>
      <text:p text:style-name="Standard">Falso</text:p>
      <text:p text:style-name="Standard"/>
      <text:p text:style-name="P2"><text:span text:style-name="T1">3. </text:span>Las funciones componibles pueden almacenar un objeto en la memoria con el elemento componible ___.</text:p>
      <text:p text:style-name="Standard"/>
      <text:p text:style-name="P1">recordar</text:p>
      <text:p text:style-name="Standard"/>
      <text:p text:style-name="Standard">Columna</text:p>
      <text:p text:style-name="Standard"/>
      <text:p text:style-name="Standard">Modificador</text:p>
      <text:p text:style-name="Standard"/>
      <text:p text:style-name="Standard">@Composable</text:p>
      <text:p text:style-name="Standard"/>
      <text:p text:style-name="P2"><text:span text:style-name="T1">4. </text:span>El depurador te permite inspeccionar variables cuando se suspende la ejecución del código.</text:p>
      <text:p text:style-name="Standard"/>
      <text:p text:style-name="P1">Verdadero</text:p>
      <text:p text:style-name="Standard"/>
      <text:p text:style-name="Standard">Falso</text:p>
      <text:p text:style-name="Standard"/>
      <text:p text:style-name="P2"><text:span text:style-name="T1">5. </text:span>Cuando se usan valores ___ en una función componible, se pueden hacer variables observables que programen una recomposición cuando se cambie su valor.</text:p>
      <text:p text:style-name="Standard"/>
      <text:p text:style-name="Standard">recordar</text:p>
      <text:p text:style-name="Standard"/>
      <text:p text:style-name="Standard">Modificador</text:p>
      <text:p text:style-name="Standard"/>
      <text:p text:style-name="Standard">@Composable</text:p>
      <text:p text:style-name="Standard"/>
      <text:p text:style-name="P1">mutableStateO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1">6. </text:span>El elemento ___ componible coloca sus elementos secundarios en una secuencia vertical.</text:p>
      <text:p text:style-name="Standard"/>
      <text:p text:style-name="Standard">Fila</text:p>
      <text:p text:style-name="Standard"/>
      <text:p text:style-name="Standard">Cuadro</text:p>
      <text:p text:style-name="Standard"/>
      <text:p text:style-name="P1">Columna</text:p>
      <text:p text:style-name="Standard"/>
      <text:p text:style-name="Standard">Modificador</text:p>
      <text:p text:style-name="Standard"/>
      <text:p text:style-name="P2"><text:span text:style-name="T1">7. </text:span>La función del depurador de ___ te permite navegar hacia atrás en la pila de llamadas.</text:p>
      <text:p text:style-name="Standard"/>
      <text:p text:style-name="Standard">Omitir</text:p>
      <text:p text:style-name="Standard"/>
      <text:p text:style-name="P1">Salir</text:p>
      <text:p text:style-name="Standard"/>
      <text:p text:style-name="Standard">Entrar</text:p>
      <text:p text:style-name="Standard"/>
      <text:p text:style-name="Standard">Reanudar program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9:29:30.863000000</meta:creation-date>
    <dc:date>2024-10-20T19:48:03.086000000</dc:date>
    <meta:editing-duration>PT18M32S</meta:editing-duration>
    <meta:editing-cycles>1</meta:editing-cycles>
    <meta:document-statistic meta:table-count="0" meta:image-count="0" meta:object-count="0" meta:page-count="2" meta:paragraph-count="31" meta:word-count="132" meta:character-count="859" meta:non-whitespace-character-count="758"/>
    <meta:generator>LibreOffice/7.6.4.1$Windows_x86 LibreOffice_project/e19e193f88cd6c0525a17fb7a176ed8e6a3e2aa1</meta:generator>
  </office:meta>
</office:document-meta>
</file>